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5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 table:number-rows-repeated="980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0:41:44.343247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26T10:50:49.900186849</dc:date>
    <meta:editing-duration>P1DT16H8M20S</meta:editing-duration>
    <meta:editing-cycles>29</meta:editing-cycles>
    <meta:document-statistic meta:table-count="1" meta:cell-count="178" meta:object-count="0"/>
  </office:meta>
</office:document-meta>
</file>